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9b1" officeooo:paragraph-rsid="0000b9b1"/>
    </style:style>
    <style:style style:name="P2" style:family="paragraph" style:parent-style-name="Standard">
      <style:paragraph-properties fo:text-align="center" style:justify-single-word="false" fo:hyphenation-ladder-count="no-limit"/>
      <style:text-properties officeooo:rsid="0000b9b1" officeooo:paragraph-rsid="0000b9b1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officeooo:rsid="0000b9b1" officeooo:paragraph-rsid="0000b9b1" fo:hyphenate="true" fo:hyphenation-remain-char-count="2" fo:hyphenation-push-char-count="2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0b9b1" officeooo:paragraph-rsid="0000b9b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weight="bold" officeooo:rsid="0000b9b1" officeooo:paragraph-rsid="0000b9b1" style:font-weight-asian="bold" style:font-weight-complex="bold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fo:font-weight="bold" officeooo:rsid="0003c26c" officeooo:paragraph-rsid="0003c26c" style:font-weight-asian="bold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font-weight="normal" officeooo:rsid="0003c26c" officeooo:paragraph-rsid="0003c26c" style:font-weight-asian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weight="normal" officeooo:rsid="0005b5a7" officeooo:paragraph-rsid="0005b5a7" style:font-weight-asian="normal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weight="normal" officeooo:rsid="0007fa37" officeooo:paragraph-rsid="0007fa37" style:font-weight-asian="normal" style:font-weight-complex="normal" fo:hyphenate="true" fo:hyphenation-remain-char-count="2" fo:hyphenation-push-char-count="2"/>
    </style:style>
    <style:style style:name="P10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rsid="0000b9b1" officeooo:paragraph-rsid="0000b9b1" fo:hyphenate="true" fo:hyphenation-remain-char-count="2" fo:hyphenation-push-char-count="2"/>
    </style:style>
    <style:style style:name="P11" style:family="paragraph" style:parent-style-name="Standard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font-weight="normal" officeooo:rsid="0005b5a7" officeooo:paragraph-rsid="0005b5a7" style:font-weight-asian="normal" style:font-weight-complex="normal" fo:hyphenate="true" fo:hyphenation-remain-char-count="2" fo:hyphenation-push-char-count="2"/>
    </style:style>
    <style:style style:name="T1" style:family="text">
      <style:text-properties officeooo:rsid="0001f57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86b"/>
    </style:style>
    <style:style style:name="T4" style:family="text">
      <style:text-properties officeooo:rsid="00065530"/>
    </style:style>
    <style:style style:name="T5" style:family="text">
      <style:text-properties officeooo:rsid="00095c16"/>
    </style:style>
    <style:style style:name="T6" style:family="text">
      <style:text-properties officeooo:rsid="000b7b32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C 300 – Métodos numéricos de álgebra linear</text:p>
      <text:p text:style-name="P1"><text:span text:style-name="T2">Nome</text:span>: Vítor Kei Taira Tamada</text:p>
      <text:p text:style-name="P1"><text:span text:style-name="T2">Nº USP</text:span>: 8516250</text:p>
      <text:p text:style-name="P1">Exercício Programa 1 – Resolução de sistemas de equações lineares</text:p>
      <text:p text:style-name="P10"/>
      <text:p text:style-name="P5">Parte 1 – sistemas definidos positivos</text:p>
      <text:p text:style-name="P3"/>
      <text:p text:style-name="P3"><draw:frame draw:style-name="fr1" draw:name="Object1" text:anchor-type="paragraph" svg:y="0.0571in" svg:width="6.222in" svg:height="1.7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Apesar de a diferença não ser muito grande em alguns casos, é possível ver que a resolução do sistema Ax = b pela decomposição de Cholesky, quando orientada à coluna, é sempre m<text:span text:style-name="T1">aior</text:span> do que quando orientada à linha. Isso ocorre pelo fato de o programa ter sido feito em C, linguagem que armazena as matrizes em linha. Ou seja, quando uma matriz é criada, digamos A, sendo A uma matriz 3x3 de números reais, essa matriz é armazenada na memória da seguinte forma pela linguagem:</text:p>
      <text:p text:style-name="P3"/>
      <text:p text:style-name="P2">[a00][a01][a02][a10][a11][a12][a20][a21][a22]</text:p>
      <text:p text:style-name="P3"/>
      <text:p text:style-name="P3">Se a matriz for percorrida por linhas, basta olhar para o espaço ao lado. Entretanto, se for percorrida por colunas, ou seja, vendo a00, a10 e então a20, o computador precisará pular vários espaços antes de encontrar o certo, o que consome mais tempo e memória.</text:p>
      <text:p text:style-name="P3"/>
      <text:p text:style-name="P6">Parte 2 – sistemas gerais</text:p>
      <text:p text:style-name="P7"/>
      <text:p text:style-name="P7"><draw:frame draw:style-name="fr1" draw:name="Object2" text:anchor-type="paragraph" svg:y="0.0165in" svg:width="4.4445in" svg:height="1.77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8">Diferentemente da decomposição de Cho<text:span text:style-name="T3">l</text:span>esky, a diferença do tempo levado para resolver o sistema entre a resolução <text:span text:style-name="T4">quando</text:span> orientada à linha e <text:span text:style-name="T4">quando</text:span> orientada à coluna é consideravelmente grande.</text:p>
      <text:p text:style-name="P9"/>
      <text:p text:style-name="P9">Além disso, perce<text:span text:style-name="T6">be-se que a resolução por decomposição LU demora mais do que a de Cholesky</text:span>. <text:span text:style-name="T5">Isso ocorre porque a resolução por Cholesky é, aproximadamente, da ordem de (n^3)/3, enquanto a por LU é, aproximadamente, da ordem de (2/3)*(n^3) quando desconsiderando o número de comparações para realizar o pivoteamente parcial (aproximadamente (n^2)/2, número pequeno o suficiente quando comparado ao da resolução sem pivoteament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0:06:58.052940405</meta:creation-date>
    <dc:date>2015-09-12T10:05:02.738770522</dc:date>
    <meta:editing-duration>PT38M13S</meta:editing-duration>
    <meta:editing-cycles>15</meta:editing-cycles>
    <meta:generator>LibreOffice/4.2.8.2$Linux_X86_64 LibreOffice_project/420m0$Build-2</meta:generator>
    <meta:document-statistic meta:table-count="0" meta:image-count="0" meta:object-count="2" meta:page-count="1" meta:paragraph-count="11" meta:word-count="258" meta:character-count="1620" meta:non-whitespace-character-count="1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 table:number-columns-spanned="1" table:number-rows-spanned="3">
            <text:p>Problema</text:p>
          </table:table-cell>
          <table:table-cell office:value-type="string" calcext:value-type="string" table:number-columns-spanned="6" table:number-rows-spanned="1">
            <text:p>DECOMPOSIÇÃO DE CHOLESKY</text:p>
          </table:table-cell>
          <table:covered-table-cell table:number-columns-repeated="5"/>
        </table:table-row>
        <table:table-row table:style-name="ro1">
          <table:covered-table-cell/>
          <table:table-cell office:value-type="string" calcext:value-type="string" table:number-columns-spanned="3" table:number-rows-spanned="1">
            <text:p>ORIENTADA À LINH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RIENTADA À COLUNA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 = GG^T</text:p>
          </table:table-cell>
          <table:table-cell office:value-type="string" calcext:value-type="string">
            <text:p>Gy = b</text:p>
          </table:table-cell>
          <table:table-cell office:value-type="string" calcext:value-type="string">
            <text:p>(G^T)x = y</text:p>
          </table:table-cell>
          <table:table-cell office:value-type="string" calcext:value-type="string">
            <text:p>A = GG^T</text:p>
          </table:table-cell>
          <table:table-cell office:value-type="string" calcext:value-type="string">
            <text:p>Gy = b</text:p>
          </table:table-cell>
          <table:table-cell office:value-type="string" calcext:value-type="string">
            <text:p>(G^T)x = 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726" calcext:value-type="float">
            <text:p>0.00872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307" calcext:value-type="float">
            <text:p>0.000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551" calcext:value-type="float">
            <text:p>0.01955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21825" calcext:value-type="float">
            <text:p>0.02182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35383" calcext:value-type="float">
            <text:p>0.035383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827" calcext:value-type="float">
            <text:p>0.000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95" calcext:value-type="float">
            <text:p>0.04399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1869" calcext:value-type="float">
            <text:p>0.06186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1338" calcext:value-type="float">
            <text:p>0.001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3022" calcext:value-type="float">
            <text:p>0.063022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115575" calcext:value-type="float">
            <text:p>0.115575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2524" calcext:value-type="float">
            <text:p>0.00252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20:18:58.631784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row table:style-name="ro1">
          <table:table-cell office:value-type="string" calcext:value-type="string" table:number-columns-spanned="1" table:number-rows-spanned="3">
            <text:p>PROBLEMA</text:p>
          </table:table-cell>
          <table:table-cell office:value-type="string" calcext:value-type="string" table:number-columns-spanned="4" table:number-rows-spanned="1">
            <text:p>DECOMPOSIÇÃO LU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RIENTADA À LINHA</text:p>
          </table:table-cell>
          <table:covered-table-cell/>
          <table:table-cell office:value-type="string" calcext:value-type="string" table:number-columns-spanned="2" table:number-rows-spanned="1">
            <text:p>ORIENTADA À COLUN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A = LU</text:p>
          </table:table-cell>
          <table:table-cell office:value-type="string" calcext:value-type="string">
            <text:p>LUx = Pb</text:p>
          </table:table-cell>
          <table:table-cell office:value-type="string" calcext:value-type="string">
            <text:p>PA = LU</text:p>
          </table:table-cell>
          <table:table-cell office:value-type="string" calcext:value-type="string">
            <text:p>LUx = 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501" calcext:value-type="float">
            <text:p>0.01750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24715" calcext:value-type="float">
            <text:p>0.024715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535" calcext:value-type="float">
            <text:p>0.03153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65907" calcext:value-type="float">
            <text:p>0.065907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837" calcext:value-type="float">
            <text:p>0.0483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376" calcext:value-type="float">
            <text:p>0.08376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421796" calcext:value-type="float">
            <text:p>0.421796</text:p>
          </table:table-cell>
          <table:table-cell office:value-type="float" office:value="0.001322" calcext:value-type="float">
            <text:p>0.001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1.008825" calcext:value-type="float">
            <text:p>1.008825</text:p>
          </table:table-cell>
          <table:table-cell office:value-type="float" office:value="0.002403" calcext:value-type="float">
            <text:p>0.00240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9:02:21.360732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